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60000001E36790C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9.342cm" fo:margin-left="-1.208cm" fo:margin-top="0cm" fo:margin-bottom="0cm" table:align="left"/>
    </style:style>
    <style:style style:name="Table1.A" style:family="table-column">
      <style:table-column-properties style:column-width="3.808cm"/>
    </style:style>
    <style:style style:name="Table1.B" style:family="table-column">
      <style:table-column-properties style:column-width="10.636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9.8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Table1.D1" style:family="table-cell">
      <style:table-cell-properties fo:padding-left="0.199cm" fo:padding-right="0.191cm" fo:padding-top="0cm" fo:padding-bottom="0cm" fo:border="0.018cm solid #000000"/>
    </style:style>
    <style:style style:name="Table1.C4" style:family="table-cell" style:data-style-name="N11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" style:family="paragraph" style:parent-styl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3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4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size="11pt" style:font-size-asian="11pt" style:font-size-complex="11pt"/>
    </style:style>
    <style:style style:name="P5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</style:style>
    <style:style style:name="P6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Standard" style:master-pag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66" style:text-line-through-style="none" style:text-position="0% 100%" style:font-name="Liberation Sans1" fo:font-size="26pt" fo:font-style="normal" style:text-underline-style="none" fo:font-weight="bold" style:font-name-asian="Liberation Sans2" style:font-size-asian="26pt" style:font-style-asian="normal" style:font-weight-asian="bold" style:font-name-complex="Liberation Sans2" style:font-size-complex="26pt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1">
      <style:paragraph-properties loext:contextual-spacing="false" fo:margin-left="2.54cm" fo:margin-right="0cm" fo:margin-top="0cm" fo:margin-bottom="0.199cm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1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3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bold" fo:background-color="#ffff00" style:font-name-asian="Verdana1" style:font-size-asian="12pt" style:font-style-asian="normal" style:font-weight-asian="bold" style:font-name-complex="Verdana1" style:font-size-complex="12pt"/>
    </style:style>
    <style:style style:name="T4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normal" fo:background-color="#ffff00" style:font-name-asian="Verdana1" style:font-size-asian="12pt" style:font-style-asian="normal" style:font-weight-asian="normal" style:font-name-complex="Verdana1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ÂCHES EFFECTUÉES ET INVESTISSEMENT<draw:frame draw:style-name="fr1" draw:name="image1.png" text:anchor-type="char" svg:x="-1.439cm" svg:y="-1.085cm" svg:width="2.275cm" svg:height="0.794cm" draw:z-index="0"><draw:image xlink:href="Pictures/10000000000000560000001E36790C38.png" xlink:type="simple" xlink:show="embed" xlink:actuate="onLoad"/></draw:frame></text:p>
      <text:p text:style-name="Subtitle">FICHE INDIVIDUELLE</text:p>
      <text:p text:style-name="Standard">Voici une grille permettant d’<text:span text:style-name="T5">indiquer les tâches de chaque membre du groupe et son investissement</text:span> dans le projet tuteuré. Pour le pourcentage, il faut tenir compte de deux choses :</text:p>
      <text:list xml:id="list531144471818014063" text:style-name="WWNum1">
        <text:list-item>
          <text:list>
            <text:list-item>
              <text:list>
                <text:list-item>
                  <text:p text:style-name="P8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9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6">Chaque membre du groupe (y compris le ou la chef·fe de projet) la remplit individuellement.</text:p>
      <text:p text:style-name="P5"><text:span text:style-name="T1">Chaque membre du groupe</text:span><text:span text:style-name="T2"> la transmet au chef ou à la cheffe de projet </text:span><text:span text:style-name="T3">au plus tard à 16 h le jour d’envoi du mail</text:span><text:span text:style-name="T4"> </text:span><text:span text:style-name="T1">au ou à la professeur·e référent·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es d’envoi des mails</text:p>
          </table:table-cell>
          <table:table-cell table:style-name="Table1.A1" office:value-type="string">
            <text:p text:style-name="P2">Tâches réalisées par vous dans la semaine <text:line-break/>(soyez précis·e)</text:p>
          </table:table-cell>
          <table:table-cell table:style-name="Table1.A1" office:value-type="string">
            <text:p text:style-name="P2">Investissement dans le projet tuteuré</text:p>
            <text:p text:style-name="P2">(en pourcentage)</text:p>
          </table:table-cell>
          <table:table-cell table:style-name="Table1.D1" office:value-type="string">
            <text:p text:style-name="P2">Remarques</text:p>
          </table:table-cell>
        </table:table-row>
        <table:table-row table:style-name="Table1.1">
          <table:table-cell table:style-name="Table1.A1" office:value-type="string">
            <text:p text:style-name="P3">4/10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11/10/19</text:p>
          </table:table-cell>
          <table:table-cell table:style-name="Table1.A1" office:value-type="string">
            <text:p text:style-name="P4">Création du diagramme de gantt avec Lucas.</text:p>
          </table:table-cell>
          <table:table-cell table:style-name="Table1.A1" office:value-type="string">
            <text:p text:style-name="P4">100%</text:p>
          </table:table-cell>
          <table:table-cell table:style-name="Table1.D1" office:value-type="string">
            <text:p text:style-name="P4">Aucune</text:p>
          </table:table-cell>
        </table:table-row>
        <table:table-row table:style-name="Table1.1">
          <table:table-cell table:style-name="Table1.A1" office:value-type="string">
            <text:p text:style-name="P3">18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5">
            <text:p text:style-name="P1">5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5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7">
            <text:p text:style-name="P1">7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1/11/19</text:p>
          </table:table-cell>
          <table:table-cell table:style-name="Table1.A1" office:value-type="string">
            <text:p text:style-name="P1">Fin des recherches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8/11/19</text:p>
          </table:table-cell>
          <table:table-cell table:style-name="Table1.A1" office:value-type="string">
            <text:p text:style-name="P1">Création du sondage 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15/11/19</text:p>
          </table:table-cell>
          <table:table-cell table:style-name="Table1.A1" office:value-type="string">
            <text:p text:style-name="P1">Fait le plan de notre rapport 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2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29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6/12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fr" fo:country="FR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.101cm" fo:line-height="100%" fo:text-align="justify" style:justify-single-word="false" fo:text-indent="1.401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499cm" fo:margin-bottom="0.109cm" fo:line-height="100%" fo:text-align="justify" style:justify-single-word="false" fo:text-indent="0cm" style:auto-text-indent="false" fo:keep-with-next="always"/>
      <style:text-properties fo:color="#000099" style:font-name="Linux Biolinum O" fo:font-size="18pt" fo:font-style="normal" fo:font-weight="bold" style:font-name-asian="Linux Biolinum O1" style:font-size-asian="18pt" style:font-style-asian="normal" style:font-weight-asian="bold" style:font-name-complex="Linux Biolinum O1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4cm" fo:margin-bottom="0.109cm" fo:line-height="100%" fo:text-align="justify" style:justify-single-word="false" fo:text-indent="0.499cm" style:auto-text-indent="false" fo:keep-with-next="always"/>
      <style:text-properties fo:color="#0000cc" style:font-name="Liberation Sans1" fo:font-size="16pt" fo:font-style="normal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3cm" fo:margin-bottom="0.109cm" fo:line-height="100%" fo:text-align="justify" style:justify-single-word="false" fo:text-indent="1cm" style:auto-text-indent="false" fo:keep-with-next="always"/>
      <style:text-properties fo:color="#0000ff" style:font-name="Liberation Sans1" fo:font-size="14pt" fo:font-style="normal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left="0cm" fo:margin-right="0cm" fo:margin-top="0cm" fo:margin-bottom="0.101cm" fo:line-height="100%" fo:text-align="center" style:justify-single-word="false" fo:text-indent="0cm" style:auto-text-indent="false" fo:keep-with-next="always"/>
      <style:text-properties fo:color="#000066" style:font-name="Liberation Sans1" fo:font-size="28pt" fo:font-style="normal" fo:font-weight="bold" style:font-name-asian="Liberation Sans2" style:font-size-asian="28pt" style:font-style-asian="normal" style:font-weight-asian="bold" style:font-name-complex="Liberation Sans2" style:font-size-complex="28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left="0cm" fo:margin-right="0cm" fo:margin-top="0.101cm" fo:margin-bottom="0.3cm" fo:line-height="100%" fo:text-align="center" style:justify-single-word="false" fo:text-indent="0cm" style:auto-text-indent="false" fo:keep-with-next="always"/>
      <style:text-properties fo:color="#000066" style:font-name="Liberation Sans1" fo:font-size="22pt" fo:font-style="normal" fo:font-weight="bold" style:font-name-asian="Liberation Sans2" style:font-size-asian="22pt" style:font-style-asian="normal" style:font-weight-asian="bold" style:font-name-complex="Liberation Sans2" style:font-size-complex="2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1.3cm" fo:margin-bottom="1.3cm" fo:margin-left="1.499cm" fo:margin-right="1.499cm" style:writing-mode="lr-tb" style:layout-grid-color="#c0c0c0" style:layout-grid-lines="18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19-11-15T13:45:47.68</dc:date>
    <meta:editing-duration>PT5M34S</meta:editing-duration>
    <meta:editing-cycles>4</meta:editing-cycles>
    <meta:document-statistic meta:table-count="1" meta:image-count="1" meta:object-count="0" meta:page-count="1" meta:paragraph-count="40" meta:word-count="217" meta:character-count="1272"/>
  </office:meta>
</office:document-meta>
</file>